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style:font-face style:name="Times" svg:font-family="Times"/>
  </office:font-face-decls>
  <office:automatic-styles>
    <style:style style:name="Table1" style:family="table">
      <style:table-properties style:width="7.0in" table:align="margins"/>
    </style:style>
    <style:style style:name="P1" style:family="paragraph" style:parent-style-name="Standard">
      <style:paragraph-properties fo:margin-left="0.0264in" fo:text-align="center"/>
      <style:text-properties style:font-name="Times" fo:font-size="6.0pt"/>
    </style:style>
    <style:style style:name="P2" style:family="paragraph" style:parent-style-name="Standard">
      <style:paragraph-properties fo:margin-left="0.0264in" fo:text-align="center"/>
      <style:text-properties style:font-name="Times" fo:font-size="12.0pt"/>
    </style:style>
    <style:style style:name="P3" style:family="paragraph" style:parent-style-name="Standard">
      <style:paragraph-properties fo:text-align="center"/>
      <style:text-properties style:font-name="Times" fo:font-size="16.0pt"/>
    </style:style>
    <style:style style:name="P4" style:family="paragraph" style:parent-style-name="Standard">
      <style:paragraph-properties fo:text-align="center"/>
      <style:text-properties style:font-name="Arial" fo:font-size="16.0pt"/>
    </style:style>
    <style:style style:name="P5" style:family="paragraph" style:parent-style-name="Standard">
      <style:paragraph-properties fo:text-align="center"/>
      <style:text-properties style:font-name="Times" fo:font-size="11.0pt"/>
    </style:style>
    <style:style style:name="P6" style:family="paragraph" style:parent-style-name="Standard">
      <style:paragraph-properties fo:margin-left="0.0264in" fo:text-align="center"/>
      <style:text-properties style:font-name="Arial" fo:font-size="10.0pt"/>
    </style:style>
    <style:style style:name="P7" style:family="paragraph" style:parent-style-name="Standard">
      <style:paragraph-properties fo:margin-left="0.0264in" fo:text-align="center"/>
      <style:text-properties style:font-name="Arial" fo:font-size="12.0pt"/>
    </style:style>
    <style:style style:name="P8" style:family="paragraph" style:parent-style-name="Standard">
      <style:paragraph-properties fo:margin-left="0.0264in" fo:text-align="center"/>
      <style:text-properties style:font-name="Times" fo:font-size="10.0pt"/>
    </style:style>
    <style:style style:name="P9" style:family="paragraph" style:parent-style-name="Standard">
      <style:text-properties style:font-name="Times" fo:font-size="12.0pt"/>
    </style:style>
    <style:style style:name="P10" style:family="paragraph" style:parent-style-name="Standard">
      <style:paragraph-properties fo:text-align="center"/>
      <style:text-properties style:font-name="Times" fo:font-size="36.0pt"/>
    </style:style>
    <style:style style:name="P11" style:family="paragraph" style:parent-style-name="Standard">
      <style:paragraph-properties fo:text-align="center"/>
      <style:text-properties style:font-name="Times" fo:font-size="12.0pt"/>
    </style:style>
    <style:style style:name="P12" style:family="paragraph" style:parent-style-name="Standard">
      <style:paragraph-properties fo:margin-left="0.4366in" fo:text-align="end"/>
      <style:text-properties style:font-name="Times" fo:font-size="15.0pt" fo:color="#000000"/>
    </style:style>
    <style:style style:name="P13" style:family="paragraph" style:parent-style-name="Standard">
      <style:paragraph-properties fo:margin-left="0.4366in"/>
      <style:text-properties style:font-name="Times" fo:font-size="12.0pt"/>
    </style:style>
    <style:style style:name="P14" style:family="paragraph" style:parent-style-name="Standard">
      <style:paragraph-properties fo:margin-left="0.4366in" fo:text-align="end"/>
      <style:text-properties style:font-name="Times" fo:font-size="12.0pt"/>
    </style:style>
    <style:style style:name="P15" style:family="paragraph" style:parent-style-name="Standard">
      <style:text-properties style:font-name="Times" fo:font-size="26.0pt" fo:color="#000000"/>
    </style:style>
    <style:style style:name="P16" style:family="paragraph" style:parent-style-name="Standard">
      <style:paragraph-properties fo:text-align="justify"/>
      <style:text-properties style:font-name="Times" fo:font-size="26.0pt" fo:color="#000000"/>
    </style:style>
    <style:style style:name="T1" style:family="text">
      <style:text-properties fo:font-weight="bold" fo:font-weight-asian="bold" fo:font-weight-complex="bold" fo:letter-spacing="0.0000in"/>
    </style:style>
    <style:style style:name="T2" style:family="text">
      <style:text-properties fo:letter-spacing="0.0000in"/>
    </style:style>
    <style:style style:name="T3" style:family="text">
      <style:text-properties fo:font-style="italic" fo:font-style-asian="italic" fo:font-style-complex="italic" fo:letter-spacing="0.0000in"/>
    </style:style>
    <style:style style:name="TableColumn1" style:family="table-column">
      <style:table-column-properties style:column-width="3.4625in" style:rel-column-width="32767*"/>
    </style:style>
    <style:style style:name="TableCell1" style:family="table-cell">
      <style:table-cell-properties fo:padding="0.0382in"/>
    </style:style>
  </office:automatic-styles>
  <office:body>
    <office:text>
      <table:table table:name="Table1" table:style-name="Table1">
        <table:table-column table:style-name="TableColumn1"/>
        <table:table-column table:style-name="TableColumn1"/>
        <table:table-column table:style-name="TableColumn1"/>
        <table:table-row>
          <table:table-cell table:style-name="TableCell1">
            <text:p text:style-name="P1"/>
            <text:p text:style-name="P2"/>
          </table:table-cell>
          <table:table-cell table:style-name="TableCell1">
            <text:p text:style-name="P3"/>
            <text:p text:style-name="P3"/>
            <text:p text:style-name="P4"><text:span text:style-name="T1">Carátula para entrega de prácticas</text:span></text:p>
            <text:p text:style-name="P5"/>
          </table:table-cell>
        </table:table-row>
        <table:table-row>
          <table:table-cell table:style-name="TableCell1">
            <text:p text:style-name="P6"/>
            <text:p text:style-name="P7"><text:span text:style-name="T2">Facultad de Ingeniería</text:span></text:p>
            <text:p text:style-name="P8"/>
          </table:table-cell>
          <table:table-cell table:style-name="TableCell1">
            <text:p text:style-name="P8"/>
            <text:p text:style-name="P7"><text:span text:style-name="T2">Laboratorio de docencia</text:span></text:p>
          </table:table-cell>
        </table:table-row>
      </table:table>
      <text:p text:style-name="P9"/>
      <text:p text:style-name="P9"/>
      <text:p text:style-name="P10"><text:span text:style-name="T2">Laboratorios de computación</text:span></text:p>
      <text:p text:style-name="P10"><text:span text:style-name="T2">salas A y B</text:span></text:p>
      <text:p text:style-name="P11"/>
      <table:table table:name="Table2" table:style-name="Table1">
        <table:table-column table:style-name="TableColumn1"/>
        <table:table-column table:style-name="TableColumn1"/>
        <table:table-row>
          <table:table-cell table:style-name="TableCell1">
            <text:p text:style-name="P12"/>
            <text:p text:style-name="P12"><text:span text:style-name="T3">Profesor:</text:span></text:p>
          </table:table-cell>
          <table:table-cell table:style-name="TableCell1">
            <text:p text:style-name="P13">Cruz Carlon Juan Alfredo </text:p>
          </table:table-cell>
        </table:table-row>
        <table:table-row>
          <table:table-cell table:style-name="TableCell1">
            <text:p text:style-name="P12"/>
            <text:p text:style-name="P12"><text:span text:style-name="T3">Asignatura:</text:span></text:p>
          </table:table-cell>
          <table:table-cell table:style-name="TableCell1">
            <text:p text:style-name="P13"><text:span text:style-name="T2">Fundamentos de Programación</text:span></text:p>
          </table:table-cell>
        </table:table-row>
        <table:table-row>
          <table:table-cell table:style-name="TableCell1">
            <text:p text:style-name="P12"/>
            <text:p text:style-name="P12"><text:span text:style-name="T3">Grupo:</text:span></text:p>
          </table:table-cell>
          <table:table-cell table:style-name="TableCell1">
            <text:p text:style-name="P13">1107</text:p>
          </table:table-cell>
        </table:table-row>
        <table:table-row>
          <table:table-cell table:style-name="TableCell1">
            <text:p text:style-name="P12"/>
            <text:p text:style-name="P12"><text:span text:style-name="T3">No de Práctica(s):</text:span></text:p>
          </table:table-cell>
          <table:table-cell table:style-name="TableCell1">
            <text:p text:style-name="P13">1</text:p>
          </table:table-cell>
        </table:table-row>
        <table:table-row>
          <table:table-cell table:style-name="TableCell1">
            <text:p text:style-name="P12"/>
            <text:p text:style-name="P12"><text:span text:style-name="T3">Integrante(s):</text:span></text:p>
          </table:table-cell>
          <table:table-cell table:style-name="TableCell1">
            <text:p text:style-name="P13">Ramirez Ramirez Ana Karla</text:p>
          </table:table-cell>
        </table:table-row>
        <table:table-row>
          <table:table-cell table:style-name="TableCell1">
            <text:p text:style-name="P13"/>
          </table:table-cell>
          <table:table-cell table:style-name="TableCell1">
            <text:p text:style-name="P13"/>
          </table:table-cell>
        </table:table-row>
        <table:table-row>
          <table:table-cell table:style-name="TableCell1">
            <text:p text:style-name="P13"/>
          </table:table-cell>
          <table:table-cell table:style-name="TableCell1">
            <text:p text:style-name="P13"/>
          </table:table-cell>
        </table:table-row>
        <table:table-row>
          <table:table-cell table:style-name="TableCell1">
            <text:p text:style-name="P12"/>
            <text:p text:style-name="P12"><text:span text:style-name="T3">Semestre:</text:span></text:p>
          </table:table-cell>
          <table:table-cell table:style-name="TableCell1">
            <text:p text:style-name="P13">Primer</text:p>
          </table:table-cell>
        </table:table-row>
        <table:table-row>
          <table:table-cell table:style-name="TableCell1">
            <text:p text:style-name="P12"/>
            <text:p text:style-name="P12"><text:span text:style-name="T3">Fecha de entrega:</text:span></text:p>
          </table:table-cell>
          <table:table-cell table:style-name="TableCell1">
            <text:p text:style-name="P13">21 de agosto del 2017</text:p>
          </table:table-cell>
        </table:table-row>
        <table:table-row>
          <table:table-cell table:style-name="TableCell1">
            <text:p text:style-name="P12"/>
            <text:p text:style-name="P12"><text:span text:style-name="T3">Obervaciones:</text:span></text:p>
          </table:table-cell>
          <table:table-cell table:style-name="TableCell1">
            <text:p text:style-name="P13"/>
          </table:table-cell>
        </table:table-row>
        <table:table-row>
          <table:table-cell table:style-name="TableCell1">
            <text:p text:style-name="P14"/>
          </table:table-cell>
          <table:table-cell table:style-name="TableCell1">
            <text:p text:style-name="P13"/>
          </table:table-cell>
        </table:table-row>
      </table:table>
      <text:p text:style-name="P9"/>
      <text:p text:style-name="P9"/>
      <text:p text:style-name="P15"><text:span text:style-name="T2"><text:tab/><text:tab/><text:tab/><text:tab/><text:tab/>CALIFICACIÓN: __________</text:span></text:p>
      <text:p text:style-name="P15"><text:span text:style-name="T2"/></text:p>
      <text:p text:style-name="P15"><text:span text:style-name="T2"/></text:p>
      <text:p text:style-name="P15"><text:span text:style-name="T2">¿COMO PODEMOS UTILIZAR ESTA HERRAMIENTA EN LA CLASE?</text:span></text:p>
      <text:p text:style-name="P16"><text:span text:style-name="T2"/></text:p>
      <text:p text:style-name="P16"><text:span text:style-name="T2">Considero que esta herramienta puede ser utilizada para realizar proyectos tanto individual como en equipo, es decir, como en los ejercicios que hemos hecho en clase acerca de algoritmos en donde el profesor nos indica que podemos modificar, mejorar o lo que es mas interesante de cada algoritmo , ese mismo ejercicio podría ser realizado en linea ahorrando así materiales como lo son las hojas blancas reduciendo la cantidad de basura que usamos, y así el profesor podrá notar el avance de cada alumno o equipo en que tiempo exacto fue hecho y el proceso por el que paso para llegar al resultado final del proyecto. </text:span></text:p>
      <text:p text:style-name="P15"/>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404.47</meta:generator>
    <meta:initial-creator>Tanya </meta:initial-creator>
  </office:meta>
</office:document-meta>
</file>